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17a2"/>
    </style:style>
    <style:style style:name="P2" style:family="paragraph" style:parent-style-name="Standard">
      <style:text-properties officeooo:rsid="000024b2" officeooo:paragraph-rsid="00020c3b"/>
    </style:style>
    <style:style style:name="P3" style:family="paragraph" style:parent-style-name="Standard">
      <style:text-properties fo:font-weight="bold" officeooo:rsid="00020c3b" officeooo:paragraph-rsid="00020c3b" style:font-weight-asian="bold" style:font-weight-complex="bold"/>
    </style:style>
    <style:style style:name="P4" style:family="paragraph" style:parent-style-name="Standard">
      <style:text-properties fo:font-weight="normal" officeooo:rsid="00020c3b" officeooo:paragraph-rsid="00020c3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024b2" officeooo:paragraph-rsid="000024b2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0024b2" officeooo:paragraph-rsid="000024b2" style:font-weight-asian="normal" style:font-weight-complex="normal"/>
    </style:style>
    <style:style style:name="P7" style:family="paragraph" style:parent-style-name="Standard">
      <style:text-properties fo:color="#ce181e" fo:font-weight="bold" officeooo:rsid="00020c3b" officeooo:paragraph-rsid="00020c3b" style:font-weight-asian="bold" style:font-weight-complex="bold"/>
    </style:style>
    <style:style style:name="P8" style:family="paragraph" style:parent-style-name="Standard">
      <style:text-properties fo:color="#ce181e" fo:font-weight="bold" officeooo:rsid="00020c3b" officeooo:paragraph-rsid="00029d9e" style:font-weight-asian="bold" style:font-weight-complex="bold"/>
    </style:style>
    <style:style style:name="P9" style:family="paragraph" style:parent-style-name="Standard">
      <style:text-properties fo:color="#ce181e" fo:font-weight="bold" officeooo:rsid="000024b2" officeooo:paragraph-rsid="000024b2" style:font-weight-asian="bold" style:font-weight-complex="bold"/>
    </style:style>
    <style:style style:name="P10" style:family="paragraph" style:parent-style-name="Standard">
      <style:text-properties fo:color="#ce181e" fo:font-weight="bold" officeooo:rsid="0002eb5e" officeooo:paragraph-rsid="0002eb5e" style:font-weight-asian="bold" style:font-weight-complex="bold"/>
    </style:style>
    <style:style style:name="P11" style:family="paragraph" style:parent-style-name="Standard">
      <style:text-properties fo:color="#ce181e" officeooo:rsid="0002eb5e" officeooo:paragraph-rsid="000017a2"/>
    </style:style>
    <style:style style:name="P12" style:family="paragraph" style:parent-style-name="Standard">
      <style:text-properties fo:color="#000000" fo:font-weight="bold" officeooo:rsid="00020c3b" officeooo:paragraph-rsid="00020c3b" style:font-weight-asian="bold" style:font-weight-complex="bold"/>
    </style:style>
    <style:style style:name="P13" style:family="paragraph" style:parent-style-name="Standard">
      <style:text-properties fo:color="#000000" fo:font-weight="bold" officeooo:rsid="00020c3b" officeooo:paragraph-rsid="00029d9e" style:font-weight-asian="bold" style:font-weight-complex="bold"/>
    </style:style>
    <style:style style:name="P14" style:family="paragraph" style:parent-style-name="Standard">
      <style:text-properties fo:color="#000000" fo:font-weight="bold" officeooo:rsid="00029d9e" officeooo:paragraph-rsid="00029d9e" style:font-weight-asian="bold" style:font-weight-complex="bold"/>
    </style:style>
    <style:style style:name="P15" style:family="paragraph" style:parent-style-name="Standard">
      <style:text-properties fo:color="#000000" fo:font-weight="bold" officeooo:rsid="0002eb5e" officeooo:paragraph-rsid="0002eb5e" style:font-weight-asian="bold" style:font-weight-complex="bold"/>
    </style:style>
    <style:style style:name="P16" style:family="paragraph" style:parent-style-name="Standard">
      <style:text-properties fo:color="#000000" fo:font-weight="normal" officeooo:rsid="00020c3b" officeooo:paragraph-rsid="00020c3b" style:font-weight-asian="normal" style:font-weight-complex="normal"/>
    </style:style>
    <style:style style:name="P17" style:family="paragraph" style:parent-style-name="Standard">
      <style:text-properties fo:color="#000000" fo:font-weight="normal" officeooo:rsid="00020c3b" officeooo:paragraph-rsid="00029d9e" style:font-weight-asian="normal" style:font-weight-complex="normal"/>
    </style:style>
    <style:style style:name="P18" style:family="paragraph" style:parent-style-name="Standard">
      <style:text-properties fo:color="#000000" fo:font-weight="normal" officeooo:rsid="00029d9e" officeooo:paragraph-rsid="00029d9e" style:font-weight-asian="normal" style:font-weight-complex="normal"/>
    </style:style>
    <style:style style:name="P19" style:family="paragraph" style:parent-style-name="Standard" style:list-style-name="L3">
      <style:text-properties fo:color="#000000" fo:font-weight="normal" officeooo:rsid="00042a62" officeooo:paragraph-rsid="00042a62" style:font-weight-asian="normal" style:font-weight-complex="normal"/>
    </style:style>
    <style:style style:name="P20" style:family="paragraph" style:parent-style-name="Standard">
      <style:text-properties fo:color="#000000" fo:font-weight="normal" officeooo:rsid="00042a62" officeooo:paragraph-rsid="00042a62" style:font-weight-asian="normal" style:font-weight-complex="normal"/>
    </style:style>
    <style:style style:name="P21" style:family="paragraph" style:parent-style-name="Standard" style:list-style-name="L4">
      <style:text-properties fo:color="#000000" fo:font-weight="normal" officeooo:rsid="00042a62" officeooo:paragraph-rsid="00042a62" style:font-weight-asian="normal" style:font-weight-complex="normal"/>
    </style:style>
    <style:style style:name="P22" style:family="paragraph" style:parent-style-name="Standard">
      <style:text-properties fo:color="#000000" fo:font-style="italic" fo:font-weight="normal" officeooo:rsid="00029d9e" officeooo:paragraph-rsid="00029d9e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color="#000000" fo:font-style="italic" fo:font-weight="normal" officeooo:rsid="0002eb5e" officeooo:paragraph-rsid="0002eb5e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color="#000000" fo:font-style="italic" fo:font-weight="normal" officeooo:rsid="00042a62" officeooo:paragraph-rsid="00042a62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color="#000000" fo:font-style="italic" fo:font-weight="bold" officeooo:rsid="00042a62" officeooo:paragraph-rsid="00042a62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0000" fo:font-style="normal" fo:font-weight="normal" officeooo:rsid="00029d9e" officeooo:paragraph-rsid="00029d9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fo:font-style="normal" fo:font-weight="normal" officeooo:rsid="0002eb5e" officeooo:paragraph-rsid="00029d9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029d9e" officeooo:paragraph-rsid="00029d9e"/>
    </style:style>
    <style:style style:name="P29" style:family="paragraph" style:parent-style-name="Standard">
      <style:text-properties fo:font-style="italic" fo:font-weight="normal" officeooo:rsid="00020c3b" officeooo:paragraph-rsid="00020c3b" style:font-style-asian="italic" style:font-weight-asian="normal" style:font-style-complex="italic" style:font-weight-complex="normal"/>
    </style:style>
    <style:style style:name="P30" style:family="paragraph" style:parent-style-name="Standard" style:list-style-name="L2">
      <style:text-properties fo:font-style="italic" officeooo:paragraph-rsid="0002eb5e" style:font-style-asian="italic" style:font-style-complex="italic"/>
    </style:style>
    <style:style style:name="P31" style:family="paragraph" style:parent-style-name="Standard" style:list-style-name="L2">
      <style:text-properties fo:font-style="italic" officeooo:paragraph-rsid="00042a62" style:font-style-asian="italic" style:font-style-complex="italic"/>
    </style:style>
    <style:style style:name="P32" style:family="paragraph" style:parent-style-name="Standard">
      <style:text-properties fo:font-style="italic" officeooo:paragraph-rsid="0002eb5e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042a62" officeooo:paragraph-rsid="00042a62" style:font-style-asian="italic" style:font-style-complex="italic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017a2"/>
    </style:style>
    <style:style style:name="P3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020c3b" officeooo:paragraph-rsid="00020c3b" style:font-weight-asian="normal" style:font-weight-complex="normal"/>
    </style:style>
    <style:style style:name="P3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normal" officeooo:rsid="00020c3b" officeooo:paragraph-rsid="00020c3b" style:font-weight-asian="normal" style:font-weight-complex="normal"/>
    </style:style>
    <style:style style:name="P3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normal" officeooo:rsid="00029d9e" officeooo:paragraph-rsid="00029d9e" style:font-weight-asian="normal" style:font-weight-complex="normal"/>
    </style:style>
    <style:style style:name="P3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fo:font-weight="bold" officeooo:rsid="0002eb5e" officeooo:paragraph-rsid="0002eb5e" style:font-weight-asian="bold" style:font-weight-complex="bold"/>
    </style:style>
    <style:style style:name="T1" style:family="text">
      <style:text-properties officeooo:rsid="00020c3b"/>
    </style:style>
    <style:style style:name="T2" style:family="text">
      <style:text-properties officeooo:rsid="00029d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eb5e" style:font-style-asian="italic" style:font-style-complex="italic"/>
    </style:style>
    <style:style style:name="T5" style:family="text">
      <style:text-properties officeooo:rsid="0002eb5e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2eb5e" style:font-weight-asian="normal" style:font-weight-complex="normal"/>
    </style:style>
    <style:style style:name="T8" style:family="text">
      <style:text-properties fo:color="#000000" fo:font-weight="normal" officeooo:rsid="00042a6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LIDE 1:</text:p>
      <text:p text:style-name="P3">(Initial Ideas)</text:p>
      <text:p text:style-name="P4"/>
      <text:p text:style-name="P5">Initial App Ideas:</text:p>
      <text:p text:style-name="P5"/>
      <text:list xml:id="list3136178605" text:style-name="L1">
        <text:list-item>
          <text:p text:style-name="P6">AirBnB lookalike but specifically targeted towards affordable venues for financially strapped startups.</text:p>
        </text:list-item>
      </text:list>
      <text:p text:style-name="P5"/>
      <text:list xml:id="list221105381471276" text:continue-numbering="true" text:style-name="L1">
        <text:list-item>
          <text:p text:style-name="P6">Charity based marketplace focused on donating un-used sporting equipment to drop off locations. <text:s/>The equipment would then be picked up and shipped to struggling indigenous communities on the premise that the only cost to them is shipping.</text:p>
        </text:list-item>
      </text:list>
      <text:p text:style-name="P1"/>
      <text:p text:style-name="P1"/>
      <text:p text:style-name="P2">However these ideas weren’t unqiue or sustainable business model<text:span text:style-name="T1">s</text:span>, what I eventually settled on was <text:a xlink:type="simple" xlink:href="http://www.skygear.com.au/" text:style-name="Internet_20_link" text:visited-style-name="Visited_20_Internet_20_Link"><text:span text:style-name="T1">www.skygear.com.au</text:span></text:a><text:span text:style-name="T1">. (insert skygear logo here)</text:span></text:p>
      <text:p text:style-name="P34"/>
      <text:p text:style-name="P1"/>
      <text:p text:style-name="P7">SLIDE 2:</text:p>
      <text:p text:style-name="P3">(Description of Skygear + Elevator Pitch)</text:p>
      <text:p text:style-name="P4"/>
      <text:p text:style-name="P29">“What is Skygear?</text:p>
      <text:p text:style-name="P29"/>
      <text:p text:style-name="P29">“Skygear is a community driven marketplace focused on the exchange of pre-owned skydiving equipment.”</text:p>
      <text:p text:style-name="P29"/>
      <text:p text:style-name="P4"><text:span text:style-name="T3">“It’s purpose is to bring the entire australian skydive community under one roof...”</text:span>(see market research docs to finish this slide).</text:p>
      <text:p text:style-name="P4"/>
      <text:p text:style-name="P35"/>
      <text:p text:style-name="P4"/>
      <text:p text:style-name="P7">SLIDE 3:</text:p>
      <text:p text:style-name="P14">(Touch on current state of the market)...</text:p>
      <text:p text:style-name="P12"/>
      <text:p text:style-name="P26">“As of now the market”…</text:p>
      <text:p text:style-name="P17"/>
      <text:p text:style-name="P16">(See research docs to finish this slide)…..</text:p>
      <text:p text:style-name="P36"/>
      <text:p text:style-name="P16"/>
      <text:p text:style-name="P8">SLIDE <text:span text:style-name="T2">4</text:span>:</text:p>
      <text:p text:style-name="P13">(Problems identified – Why they need solving)</text:p>
      <text:p text:style-name="P14"/>
      <text:p text:style-name="P18"/>
      <text:p text:style-name="P18"/>
      <text:p text:style-name="P18">(<text:span text:style-name="T5">Jump straight into the list of b</text:span>rief dotpoints of problems identified! <text:span text:style-name="T5">SHORT AND SWEET</text:span>)…</text:p>
      <text:p text:style-name="P18"/>
      <text:p text:style-name="P22">“<text:span text:style-name="T5">Why they need solving”?</text:span></text:p>
      <text:p text:style-name="P27"/>
      <text:p text:style-name="P27">“<text:span text:style-name="T3">It may not seem like a big deal BUT….”</text:span></text:p>
      <text:p text:style-name="P27"><text:span text:style-name="T3"/></text:p>
      <text:p text:style-name="P18">((Brief dotpoints on WHY they need solving: (<text:span text:style-name="T3">touch on my experience with difficulty trying to sell base rig))…</text:span></text:p>
      <text:p text:style-name="P18"><text:span text:style-name="T3"/></text:p>
      <text:p text:style-name="P18"><text:soft-page-break/><text:span text:style-name="T3"/></text:p>
      <text:p text:style-name="P18"><text:span text:style-name="T3"/></text:p>
      <text:p text:style-name="P18"><text:span text:style-name="T3"/></text:p>
      <text:p text:style-name="P37"/>
      <text:p text:style-name="P18"/>
      <text:p text:style-name="P18"/>
      <text:p text:style-name="P37"/>
      <text:p text:style-name="P18"/>
      <text:p text:style-name="P8">SLIDE <text:span text:style-name="T2">5</text:span>:</text:p>
      <text:p text:style-name="P14">(How my application provides solutions to these problems)….</text:p>
      <text:p text:style-name="P16"/>
      <text:p text:style-name="P26">“Well enough of the jibber jabber, let me show you….”</text:p>
      <text:p text:style-name="P22"/>
      <text:p text:style-name="P22">“Change screen to view application...”</text:p>
      <text:p text:style-name="P16"/>
      <text:p text:style-name="P23">“To start off i’ve provided the user with….”</text:p>
      <text:p text:style-name="P28"><text:span text:style-name="T5">(</text:span>Briefly touch on features I implemented to solve these problems (<text:span text:style-name="T3">provided them with blog p</text:span><text:span text:style-name="T4">ages, chat channels, and outweighed the facebook group with user friendly features</text:span><text:span text:style-name="T5">)...</text:span></text:p>
      <text:p text:style-name="P1"/>
      <text:p text:style-name="P34"/>
      <text:p text:style-name="P11"/>
      <text:p text:style-name="P10">SECOND LAST SLIDE: </text:p>
      <text:p text:style-name="P15">(Reasons why I think my app could succeed + Reasons why I think my app’ could fail)</text:p>
      <text:p text:style-name="P15"/>
      <text:p text:style-name="P20">Reasons why I think the app could succeed:</text:p>
      <text:list xml:id="list3558951498" text:style-name="L3">
        <text:list-item>
          <text:p text:style-name="P19">Touch on contacts I know in the skydive industry</text:p>
        </text:list-item>
        <text:list-item>
          <text:p text:style-name="P19">Touch on my skydive experience </text:p>
        </text:list-item>
        <text:list-item>
          <text:p text:style-name="P19">Touch on – because it is a small focused high ticket itemed niche </text:p>
        </text:list-item>
      </text:list>
      <text:p text:style-name="P20"/>
      <text:p text:style-name="P20">Reasons why the app could fail:</text:p>
      <text:list xml:id="list1626199558" text:style-name="L4">
        <text:list-item>
          <text:p text:style-name="P21">Touch on because I havnt conducted market reasearch </text:p>
        </text:list-item>
        <text:list-item>
          <text:p text:style-name="P21">Touch on that I know nothing about business </text:p>
        </text:list-item>
        <text:list-item>
          <text:p text:style-name="P21">Touch on that I havn’t gotten feedback from devs..</text:p>
        </text:list-item>
      </text:list>
      <text:p text:style-name="P20"/>
      <text:p text:style-name="P24">I’m proud of the app but I think that ego could be my downfall. Im sure there are many poor aspects to this app that I can’t see because of it. </text:p>
      <text:p text:style-name="P24"/>
      <text:p text:style-name="P25">So i need great devs like everyone here to just absolutely roast me on what I could do better.</text:p>
      <text:p text:style-name="P24"/>
      <text:p text:style-name="P24"><text:s/>Any feedback would be really appreciated, negative would be more helpful then positive feedback. Please let me know if anything comes to mind toany of you.</text:p>
      <text:p text:style-name="P20"/>
      <text:p text:style-name="P38"/>
      <text:p text:style-name="P15"/>
      <text:p text:style-name="P10">FINAL SLIDE:</text:p>
      <text:p text:style-name="P15">(Where to go from here + Feedback / Ask audience for questions)</text:p>
      <text:p text:style-name="P15"/>
      <text:list xml:id="list4116864360" text:style-name="L2">
        <text:list-item>
          <text:p text:style-name="P30"><text:span text:style-name="T7">“First off I need to get back in touch with the skydiving community.”</text:span></text:p>
        </text:list-item>
        <text:list-item>
          <text:p text:style-name="P30"><text:span text:style-name="T7">“Even though I still talk to and have a number of high level contacts in the community. I think once i’ve become current with jumping again, it’ll be a lot easier to pitch the idea to the community and win their trust”.</text:span></text:p>
        </text:list-item>
        <text:list-item>
          <text:p text:style-name="P30"><text:span text:style-name="T7">“</text:span><text:span text:style-name="T8">I also need to gain strong rapports with founders in the brisbane tech’ community”</text:span></text:p>
        </text:list-item>
        <text:list-item>
          <text:p text:style-name="P31"><text:soft-page-break/><text:span text:style-name="T8">“Im assuming the startup rollercoaster is a lot tougher then what I’m currently imagining so I need experienced founders to warn me of factors that can lead to failure so I can prepare and mitigate them.</text:span></text:p>
        </text:list-item>
        <text:list-item>
          <text:p text:style-name="P31"><text:span text:style-name="T8">“To do this I need to get out and embedd myself in the tech’ community. Out of the whole class I think my track record of meetup attendance has got to be the worst.”</text:span></text:p>
        </text:list-item>
        <text:list-item>
          <text:p text:style-name="P33"><text:span text:style-name="T6">“So i’ve set a little challenge for myself to attend 100 meetups in the next 10 weeks. I’ll be writing a blog on what i’ve learnt at each meetup as I go to hold myself accountable”.</text:span></text:p>
        </text:list-item>
      </text:list>
      <text:p text:style-name="P3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3:00:24.334809022</meta:creation-date>
    <meta:generator>LibreOffice/6.0.7.3$Linux_X86_64 LibreOffice_project/00m0$Build-3</meta:generator>
    <dc:date>2019-10-29T22:11:03.956454266</dc:date>
    <meta:editing-duration>PT17M31S</meta:editing-duration>
    <meta:editing-cycles>2</meta:editing-cycles>
    <meta:document-statistic meta:table-count="0" meta:image-count="0" meta:object-count="0" meta:page-count="3" meta:paragraph-count="48" meta:word-count="618" meta:character-count="3507" meta:non-whitespace-character-count="2941"/>
  </office:meta>
</office:document-meta>
</file>